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onsolas" svg:font-family="Consolas, 'Courier New', Courier, monospace"/>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modern" style:font-pitch="fixed"/>
    <style:font-face style:name="Menlo" svg:font-family="Menlo, Monaco, Consolas, 'Courier New', monospac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ui-monospace" svg:font-family="ui-monospace, SFMono-Regular, 'SF Mono', Menlo, Consolas, 'Liberation Mono', monospac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background-color="#000000" fo:padding="0.0382in" fo:border="0.5pt solid #000000">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000000" fo:padding="0.0382in" fo:border="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000000" fo:padding="0.0382in" fo:border="0.5pt solid #000000">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000000" fo:padding="0.0382in" fo:border="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background-color="#000000" fo:padding="0.0382in" fo:border="0.5pt solid #000000">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000000" fo:padding="0.0382in" fo:border="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000000" fo:padding="0.0382in" fo:border="0.5pt solid #000000">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000000" fo:padding="0.0382in" fo:border="0.5pt solid #000000">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000000" fo:padding="0.0382in" fo:border="0.5pt solid #000000">
        <style:background-image/>
      </style:table-cell-properties>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background-color="#000000" fo:padding="0.0382in" fo:border="0.5pt solid #000000">
        <style:background-image/>
      </style:table-cell-properties>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background-color="#000000" fo:padding="0.0382in" fo:border="0.5pt solid #000000">
        <style:background-image/>
      </style:table-cell-properties>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background-color="#000000" fo:padding="0.0382in" fo:border="0.5pt solid #000000">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000000" fo:padding="0.0382in" fo:border="0.5pt solid #000000">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000000" fo:padding="0.0382in" fo:border="0.5pt solid #000000">
        <style:background-image/>
      </style:table-cell-properties>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background-color="#000000" fo:padding="0.0382in" fo:border="0.5pt solid #000000">
        <style:background-image/>
      </style:table-cell-properties>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background-color="#000000" fo:padding="0.0382in" fo:border="0.5pt solid #000000">
        <style:background-image/>
      </style:table-cell-properties>
    </style:style>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Footer">
      <style:text-properties officeooo:rsid="00180f43" officeooo:paragraph-rsid="00180f43"/>
    </style:style>
    <style:style style:name="P4" style:family="paragraph" style:parent-style-name="Heading_20_1">
      <style:paragraph-properties fo:break-before="page"/>
      <style:text-properties officeooo:rsid="0016c12a" officeooo:paragraph-rsid="0016c12a"/>
    </style:style>
    <style:style style:name="P5" style:family="paragraph" style:parent-style-name="Heading_20_1" style:list-style-name="">
      <style:text-properties officeooo:rsid="0016c12a" officeooo:paragraph-rsid="0016c12a"/>
    </style:style>
    <style:style style:name="P6" style:family="paragraph" style:parent-style-name="Heading_20_1">
      <style:paragraph-properties fo:break-before="page"/>
      <style:text-properties officeooo:paragraph-rsid="0016c12a"/>
    </style:style>
    <style:style style:name="P7" style:family="paragraph" style:parent-style-name="Heading_20_1">
      <style:paragraph-properties fo:break-before="page"/>
      <style:text-properties officeooo:rsid="00180f43" officeooo:paragraph-rsid="00180f43"/>
    </style:style>
    <style:style style:name="P8" style:family="paragraph" style:parent-style-name="Heading_20_1" style:list-style-name="">
      <style:text-properties officeooo:rsid="00180f43" officeooo:paragraph-rsid="00180f43"/>
    </style:style>
    <style:style style:name="P9" style:family="paragraph" style:parent-style-name="Heading_20_1">
      <style:text-properties officeooo:paragraph-rsid="00180f43"/>
    </style:style>
    <style:style style:name="P10" style:family="paragraph" style:parent-style-name="Heading_20_1" style:list-style-name="">
      <style:text-properties officeooo:paragraph-rsid="0016c12a"/>
    </style:style>
    <style:style style:name="P11" style:family="paragraph" style:parent-style-name="Heading_20_1" style:list-style-name=""/>
    <style:style style:name="P12" style:family="paragraph" style:parent-style-name="Heading_20_1">
      <style:paragraph-properties fo:break-before="page"/>
    </style:style>
    <style:style style:name="P13" style:family="paragraph" style:parent-style-name="Heading_20_2">
      <style:text-properties officeooo:rsid="0016c12a" officeooo:paragraph-rsid="0016c12a"/>
    </style:style>
    <style:style style:name="P14" style:family="paragraph" style:parent-style-name="Heading_20_2">
      <style:paragraph-properties fo:break-before="page"/>
      <style:text-properties officeooo:rsid="0016c12a" officeooo:paragraph-rsid="0016c12a"/>
    </style:style>
    <style:style style:name="P15" style:family="paragraph" style:parent-style-name="Heading_20_2" style:list-style-name="">
      <style:text-properties officeooo:rsid="0016c12a" officeooo:paragraph-rsid="0016c12a"/>
    </style:style>
    <style:style style:name="P16" style:family="paragraph" style:parent-style-name="Preformatted_20_Text">
      <style:text-properties officeooo:rsid="0016c12a" officeooo:paragraph-rsid="0016c12a"/>
    </style:style>
    <style:style style:name="P17" style:family="paragraph" style:parent-style-name="Preformatted_20_Text">
      <style:text-properties officeooo:paragraph-rsid="0016c12a"/>
    </style:style>
    <style:style style:name="P18" style:family="paragraph" style:parent-style-name="Preformatted_20_Text">
      <style:text-properties officeooo:paragraph-rsid="00180f43"/>
    </style:style>
    <style:style style:name="P19" style:family="paragraph" style:parent-style-name="Preformatted_20_Text">
      <style:text-properties officeooo:rsid="00180f43" officeooo:paragraph-rsid="00180f43"/>
    </style:style>
    <style:style style:name="P20" style:family="paragraph" style:parent-style-name="Standard">
      <style:text-properties officeooo:rsid="0016c12a" officeooo:paragraph-rsid="0016c12a"/>
    </style:style>
    <style:style style:name="P21" style:family="paragraph" style:parent-style-name="Standard" style:list-style-name="L1">
      <style:text-properties officeooo:rsid="0016c12a" officeooo:paragraph-rsid="0016c12a"/>
    </style:style>
    <style:style style:name="P22" style:family="paragraph" style:parent-style-name="Standard">
      <style:text-properties officeooo:paragraph-rsid="0016c12a"/>
    </style:style>
    <style:style style:name="P23" style:family="paragraph" style:parent-style-name="Standard">
      <style:text-properties officeooo:rsid="00180f43" officeooo:paragraph-rsid="00180f43"/>
    </style:style>
    <style:style style:name="P24" style:family="paragraph" style:parent-style-name="Standard">
      <style:text-properties officeooo:rsid="0027df62" officeooo:paragraph-rsid="00180f43"/>
    </style:style>
    <style:style style:name="P25" style:family="paragraph" style:parent-style-name="Standard" style:list-style-name="L3">
      <style:text-properties officeooo:rsid="002b2bcb" officeooo:paragraph-rsid="00180f43"/>
    </style:style>
    <style:style style:name="P26" style:family="paragraph" style:parent-style-name="Text_20_body">
      <style:text-properties officeooo:rsid="0016c12a" officeooo:paragraph-rsid="0016c12a"/>
    </style:style>
    <style:style style:name="P27" style:family="paragraph" style:parent-style-name="Text_20_body">
      <style:text-properties officeooo:rsid="00180f43" officeooo:paragraph-rsid="00180f43"/>
    </style:style>
    <style:style style:name="P28" style:family="paragraph" style:parent-style-name="Text_20_body" style:list-style-name="L2">
      <style:text-properties officeooo:rsid="00180f43" officeooo:paragraph-rsid="00180f43"/>
    </style:style>
    <style:style style:name="T1" style:family="text">
      <style:text-properties officeooo:rsid="0016c12a"/>
    </style:style>
    <style:style style:name="T2" style:family="text">
      <style:text-properties fo:font-variant="normal" fo:text-transform="none" fo:color="#eeeeee" loext:opacity="100%" style:font-name="ui-monospace" fo:font-size="8.25pt" fo:letter-spacing="normal" fo:font-style="normal" fo:font-weight="normal"/>
    </style:style>
    <style:style style:name="T3" style:family="text">
      <style:text-properties fo:font-variant="normal" fo:text-transform="none" fo:color="#eeeeee" loext:opacity="100%" style:font-name="ui-monospace" fo:font-size="8.25pt" fo:letter-spacing="normal" fo:font-style="normal" fo:font-weight="normal" officeooo:rsid="0016c12a"/>
    </style:style>
    <style:style style:name="T4" style:family="text">
      <style:text-properties fo:font-variant="normal" fo:text-transform="none" fo:color="#b9bbbe" loext:opacity="100%" style:font-name="Consolas" fo:font-size="10.5pt" fo:letter-spacing="normal" fo:font-style="normal" fo:font-weight="normal"/>
    </style:style>
    <style:style style:name="T5" style:family="text">
      <style:text-properties fo:font-variant="normal" fo:text-transform="none" fo:color="#b9bbbe" loext:opacity="100%" style:font-name="Consolas" fo:font-size="10.5pt" fo:letter-spacing="normal" fo:font-style="normal" fo:font-weight="normal" officeooo:rsid="0016c12a"/>
    </style:style>
    <style:style style:name="T6" style:family="text">
      <style:text-properties fo:font-variant="normal" fo:text-transform="none" fo:color="#b9bbbe" loext:opacity="100%" style:font-name="Consolas" fo:font-size="10.5pt" fo:letter-spacing="normal" fo:font-style="normal" fo:font-weight="normal" officeooo:rsid="00180f43"/>
    </style:style>
    <style:style style:name="T7" style:family="text">
      <style:text-properties officeooo:rsid="00180f43"/>
    </style:style>
    <style:style style:name="T8" style:family="text">
      <style:text-properties fo:font-style="italic" style:font-style-asian="italic" style:font-style-complex="italic"/>
    </style:style>
    <style:style style:name="T9" style:family="text">
      <style:text-properties style:font-name="Lucida Console" officeooo:rsid="00180f43"/>
    </style:style>
    <style:style style:name="T10" style:family="text">
      <style:text-properties style:font-name="Lucida Console"/>
    </style:style>
    <style:style style:name="T11" style:family="text">
      <style:text-properties style:font-name="Lucida Console" officeooo:rsid="00180f43"/>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etting up Ordinals on Umbre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719_95708352" text:style-name="Index_20_Link" text:visited-style-name="Index_20_Link">Synopsis<text:tab/>1</text:a></text:p>
          <text:p text:style-name="P1"><text:a xlink:type="simple" xlink:href="#__RefHeading___Toc721_95708352" text:style-name="Index_20_Link" text:visited-style-name="Index_20_Link">Prerequisites<text:tab/>1</text:a></text:p>
          <text:p text:style-name="P1"><text:a xlink:type="simple" xlink:href="#__RefHeading___Toc734_95708352" text:style-name="Index_20_Link" text:visited-style-name="Index_20_Link">Review Bitcoin Configuration<text:tab/>2</text:a></text:p>
          <text:p text:style-name="P1"><text:a xlink:type="simple" xlink:href="#__RefHeading___Toc755_95708352" text:style-name="Index_20_Link" text:visited-style-name="Index_20_Link">Installing and Using Tmux<text:tab/>3</text:a></text:p>
          <text:p text:style-name="P1"><text:a xlink:type="simple" xlink:href="#__RefHeading___Toc723_95708352" text:style-name="Index_20_Link" text:visited-style-name="Index_20_Link">Building Ord<text:tab/>4</text:a></text:p>
          <text:p text:style-name="P1"><text:a xlink:type="simple" xlink:href="#__RefHeading___Toc732_95708352" text:style-name="Index_20_Link" text:visited-style-name="Index_20_Link">Updating Ord<text:tab/>4</text:a></text:p>
          <text:p text:style-name="P1"><text:a xlink:type="simple" xlink:href="#__RefHeading___Toc725_95708352" text:style-name="Index_20_Link" text:visited-style-name="Index_20_Link">Configure Alias for Ord<text:tab/>5</text:a></text:p>
          <text:p text:style-name="P1"><text:a xlink:type="simple" xlink:href="#__RefHeading___Toc744_95708352" text:style-name="Index_20_Link" text:visited-style-name="Index_20_Link">Using Ord<text:tab/>6</text:a></text:p>
          <text:p text:style-name="P2"><text:a xlink:type="simple" xlink:href="#__RefHeading___Toc746_95708352" text:style-name="Index_20_Link" text:visited-style-name="Index_20_Link">Create a Wallet<text:tab/>6</text:a></text:p>
          <text:p text:style-name="P2"><text:a xlink:type="simple" xlink:href="#__RefHeading___Toc748_95708352" text:style-name="Index_20_Link" text:visited-style-name="Index_20_Link">Create a Receive Address<text:tab/>6</text:a></text:p>
          <text:p text:style-name="P2"><text:a xlink:type="simple" xlink:href="#__RefHeading___Toc750_95708352" text:style-name="Index_20_Link" text:visited-style-name="Index_20_Link">Begin Indexing<text:tab/>7</text:a></text:p>
          <text:p text:style-name="P1"><text:a xlink:type="simple" xlink:href="#__RefHeading___Toc593_95708352" text:style-name="Index_20_Link" text:visited-style-name="Index_20_Link">Conclusion<text:tab/>7</text:a></text:p>
        </text:index-body>
      </text:table-of-content>
      <text:h text:style-name="Heading_20_1" text:outline-level="1"><text:bookmark-start text:name="__RefHeading___Toc719_95708352"/>Synopsis<text:bookmark-end text:name="__RefHeading___Toc719_95708352"/></text:h>
      <text:p text:style-name="P20">Many Bitcoin node runners use Umbrel. <text:s/>It’s a very popular, web based node package that provides a predominately hands off approach to the internals of server management. <text:s/>If there was a “windows” or “mac” like version of a Bitcoin node, Umbrel would be it.</text:p>
      <text:p text:style-name="P20"/>
      <text:p text:style-name="P20">The Ord program is currently strictly a command line tool, and it has some dependencies that rely on connecting to the Bitcoin service running on Umbrel as an app. <text:s/>This guide is intended to provide an Umbrel user the information they need to get running with ordinals and be able to use the ord tool in general.</text:p>
      <text:h text:style-name="Heading_20_1" text:outline-level="1"><text:bookmark-start text:name="__RefHeading___Toc721_95708352"/>Prerequisites<text:bookmark-end text:name="__RefHeading___Toc721_95708352"/></text:h>
      <text:p text:style-name="P20">Before going further, users of Umbrel need to do the following, the guidance of which are outside of the scope of this document</text:p>
      <text:list text:style-name="L1">
        <text:list-item>
          <text:p text:style-name="P21">Upgrade the Bitcoin app on their Umbrel to version 24.0.1 or higher</text:p>
        </text:list-item>
        <text:list-item>
          <text:p text:style-name="P21">Be able to connect to their node via SSH</text:p>
        </text:list-item>
      </text:list>
      <text:h text:style-name="P10" text:outline-level="1"/>
      <text:h text:style-name="P6" text:outline-level="1"><text:bookmark-start text:name="__RefHeading___Toc734_95708352"/>Review Bitcoin <text:span text:style-name="T1">Configuration</text:span><text:bookmark-end text:name="__RefHeading___Toc734_95708352"/></text:h>
      <text:p text:style-name="P20">To use Ordinals with Bitcoin, your Bitcoin node must be a full node. It cannot be operating in pruned mode. <text:s/>Review, and if necessary change the bitcoin configuration file as necessary.</text:p>
      <text:p text:style-name="P20"/>
      <text:p text:style-name="P20">NOTE: These settings can be potentially configured elsewhere via UI applications in Umbrel. <text:s/>Changes could be overwritten. <text:s/>Ultimately the most important setting is that your Bitcoin server is running as a full node, not a pruned node.</text:p>
      <text:p text:style-name="P20"/>
      <text:p text:style-name="P20">1. Edit the bitcoin.conf configuration file</text:p>
      <table:table table:name="Table6" table:style-name="Table6">
        <table:table-column table:style-name="Table6.A"/>
        <table:table-row>
          <table:table-cell table:style-name="Table6.A1" office:value-type="string">
            <text:p text:style-name="P17"><text:span text:style-name="T5">nano /mnt/data/umbrel/app-data/bitcoin/data/bitcoin/bitcoin.conf</text:span><text:span text:style-name="T3"> </text:span></text:p>
          </table:table-cell>
        </table:table-row>
      </table:table>
      <text:p text:style-name="P20"/>
      <text:p text:style-name="P20">2. Look through the file and make sure each of the following are set. <text:s/>If any of these are missing, add lines for them:</text:p>
      <table:table table:name="Table7" table:style-name="Table7">
        <table:table-column table:style-name="Table7.A"/>
        <table:table-row>
          <table:table-cell table:style-name="Table7.A1" office:value-type="string">
            <text:p text:style-name="P16"><text:span text:style-name="T4">server=1</text:span></text:p>
            <text:p text:style-name="P16"><text:span text:style-name="T4">listen=1</text:span></text:p>
            <text:p text:style-name="P16"><text:span text:style-name="T4">txindex=1</text:span></text:p>
            <text:p text:style-name="P17"><text:span text:style-name="T5">whitelist=download@127.0.0.1</text:span></text:p>
          </table:table-cell>
        </table:table-row>
      </table:table>
      <text:p text:style-name="P20"/>
      <text:p text:style-name="P20">For an explanation of the bitcoin.conf settings, you may want to checkout Jameson Lopp’s Bitcoin Core Config Generator tool at <text:a xlink:type="simple" xlink:href="https://jlopp.github.io/bitcoin-core-config-generator/" text:style-name="Internet_20_link" text:visited-style-name="Visited_20_Internet_20_Link">https://jlopp.github.io/bitcoin-core-config-generator/</text:a> </text:p>
      <text:p text:style-name="P20"/>
      <text:p text:style-name="P20">3. Look through the file and see if there are any prune settings. <text:s/>If present, comment out the line by putting a # marker at the beginning of the line.</text:p>
      <text:p text:style-name="P20"/>
      <text:p text:style-name="P20">4. When finished making changes, save (press CTRL+O) and exit (press CTRL+X)</text:p>
      <text:p text:style-name="P20"/>
      <text:p text:style-name="P20">5. If you made changes, restart the Bitcoin App.</text:p>
      <text:h text:style-name="P8" text:outline-level="1"/>
      <text:h text:style-name="P7" text:outline-level="1"><text:bookmark-start text:name="__RefHeading___Toc755_95708352"/>Installing and Using Tmux<text:bookmark-end text:name="__RefHeading___Toc755_95708352"/></text:h>
      <text:p text:style-name="P27">Tmux is a terminal application that acts as a screen multiplexer. <text:s/>Within it you can have multiple terminals split with panes, and even multiple windows. <text:s/>But we’re going to install it to help allow for long running processes to keep running.</text:p>
      <table:table table:name="Table15" table:style-name="Table15">
        <table:table-column table:style-name="Table15.A"/>
        <table:table-row>
          <table:table-cell table:style-name="Table15.A1" office:value-type="string">
            <text:p text:style-name="P18"><text:span text:style-name="T5">sudo apt-get install </text:span><text:span text:style-name="T6">tmux</text:span></text:p>
            <text:p text:style-name="P19"><text:span text:style-name="T6">t</text:span><text:span text:style-name="T4">mux</text:span></text:p>
          </table:table-cell>
        </table:table-row>
      </table:table>
      <text:p text:style-name="P23"/>
      <text:p text:style-name="P27">You may want to print out or have handy the <text:a xlink:type="simple" xlink:href="https://tmuxcheatsheet.com/" text:style-name="Internet_20_link" text:visited-style-name="Visited_20_Internet_20_Link">https://tmuxcheatsheet.com</text:a> to keep keyboard combinations handy. <text:s/>The most important ones are</text:p>
      <text:list xml:id="list2604185347" text:style-name="L2">
        <text:list-item>
          <text:p text:style-name="P28">List Bindings<text:tab/><text:tab/>CTRL+b<text:tab/>?<text:line-break/><text:span text:style-name="T8">press q to exit list</text:span></text:p>
        </text:list-item>
        <text:list-item>
          <text:p text:style-name="P28">Create a vertical pane:<text:tab/><text:tab/>CTRL+b<text:tab/>"<text:line-break/>Create a horizontal pane:<text:tab/>CTRL+b<text:tab/>%</text:p>
        </text:list-item>
        <text:list-item>
          <text:p text:style-name="P28">Move between panes<text:tab/><text:tab/>CTRL+b<text:tab/>arrow-key<text:line-break/>Resize pane:<text:tab/><text:tab/>CTRL+b<text:tab/>CTRL+arrow-key</text:p>
        </text:list-item>
        <text:list-item>
          <text:p text:style-name="P28">Detach from session<text:tab/><text:tab/>CTRL+b<text:tab/>d</text:p>
        </text:list-item>
      </text:list>
      <text:p text:style-name="P27">Programs running in a detached session will continue to run, even when you exit your SSH session or get disconnected. <text:s/>You can reattach to the session by launching tmux in attach mode</text:p>
      <table:table table:name="Table17" table:style-name="Table17">
        <table:table-column table:style-name="Table17.A"/>
        <table:table-row>
          <table:table-cell table:style-name="Table17.A1" office:value-type="string">
            <text:p text:style-name="P19"><text:span text:style-name="T4">tmux attach</text:span></text:p>
          </table:table-cell>
        </table:table-row>
      </table:table>
      <text:p text:style-name="P27">And type “exit” as you normally would to exit a terminal</text:p>
      <text:p text:style-name="P27"/>
      <text:h text:style-name="P11" text:outline-level="1"/>
      <text:h text:style-name="P12" text:outline-level="1"><text:bookmark-start text:name="__RefHeading___Toc723_95708352"/>Building Ord<text:bookmark-end text:name="__RefHeading___Toc723_95708352"/></text:h>
      <text:p text:style-name="P20">At the time of this writing, prebuilt binaries for the Raspberry Pi were not available from the github releases page for the Ordinals project. <text:s/><text:a xlink:type="simple" xlink:href="https://github.com/casey/ord/releases" text:style-name="Internet_20_link" text:visited-style-name="Visited_20_Internet_20_Link">https://github.com/casey/ord/releases</text:a></text:p>
      <text:p text:style-name="P20"/>
      <text:p text:style-name="P20">As such, your best option as an Umbrel user is to build the tool yourself. <text:s/>This will also include the latest bugfixes, which is critical when it comes to the index that will be built later. This is explained in the steps below</text:p>
      <text:p text:style-name="P20"/>
      <text:p text:style-name="P20">1. As the umbrel user, install some required libraries and Rust</text:p>
      <table:table table:name="Table1" table:style-name="Table1">
        <table:table-column table:style-name="Table1.A"/>
        <table:table-row>
          <table:table-cell table:style-name="Table1.A1" office:value-type="string">
            <text:p text:style-name="P17"><text:span text:style-name="T5">cd /tmp</text:span></text:p>
            <text:p text:style-name="P17"><text:span text:style-name="T5">sudo apt-get install libssl-dev git</text:span></text:p>
            <text:p text:style-name="P17"><text:span text:style-name="T5">curl --proto '=https' --tlsv1.3 https://sh.rustup.rs -sSf | sh</text:span><text:span text:style-name="T3"> </text:span></text:p>
          </table:table-cell>
        </table:table-row>
      </table:table>
      <text:p text:style-name="P20">This step will take some time as rust and cargo tools are being prepared</text:p>
      <text:p text:style-name="P20"/>
      <text:p text:style-name="P20">2. Clone and build the ord tool</text:p>
      <table:table table:name="Table4" table:style-name="Table4">
        <table:table-column table:style-name="Table4.A"/>
        <table:table-row>
          <table:table-cell table:style-name="Table4.A1" office:value-type="string">
            <text:p text:style-name="P16"><text:span text:style-name="T4">cd /mnt/data/umbrel</text:span></text:p>
            <text:p text:style-name="P16"><text:span text:style-name="T4">git clone https://github.com/casey/ord.git</text:span></text:p>
            <text:p text:style-name="P16"><text:span text:style-name="T5">c</text:span><text:span text:style-name="T4">d ord</text:span></text:p>
            <text:p text:style-name="P17"><text:span text:style-name="T5">source $HOME/.cargo/env</text:span></text:p>
            <text:p text:style-name="P17"><text:span text:style-name="T5">cargo build --release</text:span><text:span text:style-name="T2"> </text:span></text:p>
          </table:table-cell>
        </table:table-row>
      </table:table>
      <text:p text:style-name="P20">The output of this will create a binary named “ord” in /mnt/data/umbrel/ord/target/release</text:p>
      <text:p text:style-name="P20"/>
      <text:h text:style-name="Heading_20_1" text:outline-level="1"><text:bookmark-start text:name="__RefHeading___Toc732_95708352"/>Updating Ord<text:bookmark-end text:name="__RefHeading___Toc732_95708352"/></text:h>
      <text:p text:style-name="P20">If in the future you want to update your ord client to the newest codebase, you can perform the following git commands and build again</text:p>
      <table:table table:name="Table8" table:style-name="Table8">
        <table:table-column table:style-name="Table8.A"/>
        <table:table-row>
          <table:table-cell table:style-name="Table8.A1" office:value-type="string">
            <text:p text:style-name="P16"><text:span text:style-name="T4">cd /mnt/data/umbrel/ord</text:span></text:p>
            <text:p text:style-name="P16"><text:span text:style-name="T4">git checkout master</text:span></text:p>
            <text:p text:style-name="P16"><text:span text:style-name="T4">git fetch</text:span></text:p>
            <text:p text:style-name="P16"><text:span text:style-name="T4">git rebase origin/master</text:span></text:p>
            <text:p text:style-name="P17"><text:span text:style-name="T5">source $HOME/.cargo/env</text:span></text:p>
            <text:p text:style-name="P17"><text:span text:style-name="T5">cargo build --release</text:span><text:span text:style-name="T2"> </text:span></text:p>
          </table:table-cell>
        </table:table-row>
      </table:table>
      <text:p text:style-name="P20"/>
      <text:h text:style-name="P11" text:outline-level="1"/>
      <text:h text:style-name="P12" text:outline-level="1"><text:bookmark-start text:name="__RefHeading___Toc725_95708352"/>Configure Alias <text:span text:style-name="T7">for Ord</text:span><text:bookmark-end text:name="__RefHeading___Toc725_95708352"/></text:h>
      <text:p text:style-name="P20">Whenever you run ord, you will need to provide some key information including the data directory for the index, the bitcoin data directory, and the cookie file for accessing the bitcoin service via RPC calls.</text:p>
      <text:p text:style-name="P20"/>
      <text:p text:style-name="P20">To streamline this, we’ll add an alias to your profile which will get loaded whenever you SSH in the future.</text:p>
      <text:p text:style-name="P20"/>
      <text:p text:style-name="P20">1. Edit your ~/.bashrc file</text:p>
      <table:table table:name="Table2" table:style-name="Table2">
        <table:table-column table:style-name="Table2.A"/>
        <table:table-row>
          <table:table-cell table:style-name="Table2.A1" office:value-type="string">
            <text:p text:style-name="P17"><text:span text:style-name="T5">nano $HOME/.bashrc</text:span><text:span text:style-name="T3"> </text:span></text:p>
          </table:table-cell>
        </table:table-row>
      </table:table>
      <text:p text:style-name="P20"/>
      <text:p text:style-name="P20">2. Within this file at the very bottom, add the following line. <text:s/>All of this should be on a single line even if it appears to wrap within this document</text:p>
      <table:table table:name="Table3" table:style-name="Table3">
        <table:table-column table:style-name="Table3.A"/>
        <table:table-row>
          <table:table-cell table:style-name="Table3.A1" office:value-type="string">
            <text:p text:style-name="P16"><text:span text:style-name="T4">alias ord='/mnt/data/umbrel/ord/target/release/ord --data-dir /mnt/data/umbrel/ord --cookie-file /mnt/data/umbrel/app-data/bitcoin/data/bitcoin/.cookie --bitcoin-data-dir /mnt/data/umbrel/app-data/bitcoin/data/bitcoin'</text:span><text:span text:style-name="T2"> </text:span></text:p>
          </table:table-cell>
        </table:table-row>
      </table:table>
      <text:p text:style-name="P20"/>
      <text:p text:style-name="P20">3. Save (press CTRL+O) and exit (press CTRL+X) the file.</text:p>
      <text:p text:style-name="P20"/>
      <text:p text:style-name="P20">4. Source the file to load that alias into your current session</text:p>
      <table:table table:name="Table5" table:style-name="Table5">
        <table:table-column table:style-name="Table5.A"/>
        <table:table-row>
          <table:table-cell table:style-name="Table5.A1" office:value-type="string">
            <text:p text:style-name="P17"><text:span text:style-name="T5">source ~/.bashrc</text:span><text:span text:style-name="T3"> </text:span></text:p>
          </table:table-cell>
        </table:table-row>
      </table:table>
      <text:p text:style-name="P20"/>
      <text:p text:style-name="P20">Now whenever you write a command with ‘ord’ it will effectively include all those common command line arguments for you simplifying what you need to type.</text:p>
      <text:p text:style-name="P20"/>
      <text:p text:style-name="P20">Test it out by checking the version</text:p>
      <table:table table:name="Table9" table:style-name="Table9">
        <table:table-column table:style-name="Table9.A"/>
        <table:table-row>
          <table:table-cell table:style-name="Table9.A1" office:value-type="string">
            <text:p text:style-name="P17"><text:span text:style-name="T5">ord --version</text:span><text:span text:style-name="T3"> </text:span></text:p>
          </table:table-cell>
        </table:table-row>
      </table:table>
      <text:h text:style-name="P5" text:outline-level="1"/>
      <text:h text:style-name="P4" text:outline-level="1"><text:bookmark-start text:name="__RefHeading___Toc744_95708352"/>Using Ord<text:bookmark-end text:name="__RefHeading___Toc744_95708352"/></text:h>
      <text:p text:style-name="P26">With a fully synced Bitcoin node, and your Ord tool recently built, you’re ready to use it. <text:s/>Before creating inscriptions, you will need to build a full index. On a raspberry pi, this process will take anywhere from a few days to over a week. <text:s/>As such, I recommend taking care of some other key things before indexing.</text:p>
      <text:p text:style-name="P26">There is a good help system with ord. Every command you can add --help as an option to get output explaining their usage. <text:s/>Try it now</text:p>
      <table:table table:name="Table10" table:style-name="Table10">
        <table:table-column table:style-name="Table10.A"/>
        <table:table-row>
          <table:table-cell table:style-name="Table10.A1" office:value-type="string">
            <text:p text:style-name="P17"><text:span text:style-name="T5">ord --help</text:span><text:span text:style-name="T3"> </text:span></text:p>
          </table:table-cell>
        </table:table-row>
      </table:table>
      <text:h text:style-name="P13" text:outline-level="2" text:is-list-header="true"><text:bookmark-start text:name="__RefHeading___Toc746_95708352"/>Create a Wallet<text:bookmark-end text:name="__RefHeading___Toc746_95708352"/></text:h>
      <text:p text:style-name="P26">You’ll want to create a wallet. <text:s/>Ord uses Bitcoin Core as the backend for wallets and relies on the new descriptor wallets. <text:s/>By default, ord works with a wallet named ‘ord’. <text:s/>If you want to use a different wallet, you can provide that on the command line by providing an additional argument denoting the name.</text:p>
      <text:p text:style-name="P20">Just create a wallet named ord</text:p>
      <table:table table:name="Table11" table:style-name="Table11">
        <table:table-column table:style-name="Table11.A"/>
        <table:table-row>
          <table:table-cell table:style-name="Table11.A1" office:value-type="string">
            <text:p text:style-name="P17"><text:span text:style-name="T5">ord wallet create</text:span><text:span text:style-name="T3"> </text:span></text:p>
          </table:table-cell>
        </table:table-row>
      </table:table>
      <text:p text:style-name="Standard"/>
      <text:p text:style-name="P20">Specify a wallet name during creation. <text:s/>In this case, the wallet’s name is “superwallet”</text:p>
      <table:table table:name="Table12" table:style-name="Table12">
        <table:table-column table:style-name="Table12.A"/>
        <table:table-row>
          <table:table-cell table:style-name="Table12.A1" office:value-type="string">
            <text:p text:style-name="P17"><text:span text:style-name="T5">ord --wallet superwallet wallet create</text:span><text:span text:style-name="T3"> </text:span></text:p>
          </table:table-cell>
        </table:table-row>
      </table:table>
      <text:p text:style-name="P22"/>
      <text:p text:style-name="P20">In either case, you’ll see output of 12 seed words that you’ll want to write down to backup the wallet and allow for restoring it later. <text:s/>These same 12 seed words can be used to import into Sparrow Wallet on the desktop or other BIP39 compliant wallets.</text:p>
      <text:h text:style-name="P13" text:outline-level="2"><text:bookmark-start text:name="__RefHeading___Toc748_95708352"/>Create a Receive Address<text:bookmark-end text:name="__RefHeading___Toc748_95708352"/></text:h>
      <text:p text:style-name="P26">Whether you plan to create inscriptions or receive them, you’ll need receive address(es). <text:s/>Each time you call this command the next receive address will be generated. <text:s/>It’s worth noting that if you import the wallet into Sparrow, the receive addresses given here are actually change addresses. <text:s/>It doesn’t matter as you have full access to them either way.</text:p>
      <text:p text:style-name="P26">But generating a receive address now means you’ll be able to send Bitcoin to it for inscribing while following later steps in the guide</text:p>
      <table:table table:name="Table13" table:style-name="Table13">
        <table:table-column table:style-name="Table13.A"/>
        <table:table-row>
          <table:table-cell table:style-name="Table13.A1" office:value-type="string">
            <text:p text:style-name="P17"><text:span text:style-name="T5">ord wallet receive</text:span><text:span text:style-name="T3"> </text:span></text:p>
          </table:table-cell>
        </table:table-row>
      </table:table>
      <text:p text:style-name="P22"/>
      <text:p text:style-name="P20">A receive address will be displayed. </text:p>
      <text:h text:style-name="P15" text:outline-level="2"/>
      <text:h text:style-name="P14" text:outline-level="2"><text:bookmark-start text:name="__RefHeading___Toc750_95708352"/>Begin Indexing<text:bookmark-end text:name="__RefHeading___Toc750_95708352"/></text:h>
      <text:p text:style-name="P26">Now the lengthy process of indexing. <text:s/>Indexing, and updating the index will happen whenever you instruct ord to index, or if you perform a wallet operation that requires updated information about ordinals. <text:s/>For example, listing your inscriptions, or attempting to inscribe will cause it to want to index.</text:p>
      <text:p text:style-name="P27">This is a time when its helpful to be running tmux. <text:s/>So if you aren’t already, start that before indexing.</text:p>
      <table:table table:name="Table14" table:style-name="Table14">
        <table:table-column table:style-name="Table14.A"/>
        <table:table-row>
          <table:table-cell table:style-name="Table14.A1" office:value-type="string">
            <text:p text:style-name="P17"><text:span text:style-name="T5">ord index</text:span><text:span text:style-name="T3"> </text:span></text:p>
          </table:table-cell>
        </table:table-row>
      </table:table>
      <text:p text:style-name="P22"/>
      <text:p text:style-name="P20">The index will begin processing through blocks, and this can take several days. <text:s/>The index file built will be stored in the location of the --data-dir indicated in our alias setting. <text:s/>In this case, you can see a file being built at /mnt/data/umbrel/ord/index.redb. <text:s/></text:p>
      <text:p text:style-name="P20"/>
      <text:p text:style-name="P27">Once its fully indexed, you’ll be able to do all the commands for inscribing following the general guidance on the ordinals website: <text:a xlink:type="simple" xlink:href="https://docs.ordinals.com/guides/inscriptions.html" text:style-name="Internet_20_link" text:visited-style-name="Visited_20_Internet_20_Link">https://docs.ordinals.com/guides/inscriptions.html</text:a></text:p>
      <text:h text:style-name="P9" text:outline-level="1"><text:bookmark-start text:name="__RefHeading___Toc593_95708352"/>Conclusion<text:bookmark-end text:name="__RefHeading___Toc593_95708352"/></text:h>
      <text:p text:style-name="P23">Even though Umbrel is UI centric, you can still use your node to work with tools on the command line. <text:s/>With this guide, you are able to build ord from source and update in the future. <text:s/>Eventually I anticipate a GUI wrapper around ord to make it easier to use, and binaries for the raspberry pi to be released through github. <text:s/>But even still, you’re now more empowered to use your node as you see fit.</text:p>
      <text:p text:style-name="P24"/>
      <text:p text:style-name="P24">If you found this guide helpful, please consider supporting myself or others involved in Bitcoin</text:p>
      <text:list xml:id="list2092138101" text:style-name="L3">
        <text:list-item>
          <text:p text:style-name="P25">To me: <text:s text:c="32"/><text:span text:style-name="T9">bc1qzg6699skg4gan2hra6lqmgdld99dppdh4pj3ct</text:span></text:p>
        </text:list-item>
        <text:list-item>
          <text:p text:style-name="P25">To Casey of Ordinals: <text:tab/> <text:s text:c="6"/><text:a xlink:type="simple" xlink:href="https://docs.ordinals.com/donate.html" text:style-name="Internet_20_link" text:visited-style-name="Visited_20_Internet_20_Link"><text:span text:style-name="T10">https://docs.ordinals.com/donate.html</text:span></text:a> </text:p>
        </text:list-item>
        <text:list-item>
          <text:p text:style-name="P25">To <text:span text:style-name="T7">Open Source</text:span> Projects: <text:s text:c="3"/><text:a xlink:type="simple" xlink:href="https://opensats.org/" text:style-name="Internet_20_link" text:visited-style-name="Visited_20_Internet_20_Link"><text:span text:style-name="T10">https://opensats.org/</text:span><text:span text:style-name="T9">projects</text:span><text:span text:style-name="T10">/</text:span></text:a></text:p>
        </text:list-item>
      </text:list>
      <text:p text:style-name="P24"/>
      <text:p text:style-name="P27"/>
      <text:p text:style-name="P2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onsolas" svg:font-family="Consolas, 'Courier New', Courier, monospace"/>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modern" style:font-pitch="fixed"/>
    <style:font-face style:name="Menlo" svg:font-family="Menlo, Monaco, Consolas, 'Courier New', monospac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80f43" officeooo:paragraph-rsid="00180f43"/>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MP1">2023-02-12<text:tab/><text:tab/>Page <text:page-number text:select-page="current">7</text:page-number><text:s/>of <text:page-count>7</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2-12T01:55:12.007000000</dc:date>
    <meta:editing-duration>PT1H36M34S</meta:editing-duration>
    <meta:editing-cycles>2</meta:editing-cycles>
    <meta:generator>LibreOffice/7.4.2.3$Windows_X86_64 LibreOffice_project/382eef1f22670f7f4118c8c2dd222ec7ad009daf</meta:generator>
    <meta:document-statistic meta:table-count="16" meta:image-count="0" meta:object-count="0" meta:page-count="7" meta:paragraph-count="112" meta:word-count="1457" meta:character-count="8842" meta:non-whitespace-character-count="7417"/>
  </office:meta>
</office:document-meta>
</file>